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277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Test Type</text:p>
          </table:table-cell>
          <table:table-cell office:value-type="string" calcext:value-type="string">
            <text:p>Train/Test</text:p>
          </table:table-cell>
          <table:table-cell office:value-type="string" calcext:value-type="string">
            <text:p>Border Typ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Henon l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0376766744649" calcext:value-type="float">
            <text:p>0.0037676674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344667709625" calcext:value-type="float">
            <text:p>0.0034466771</text:p>
          </table:table-cell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Complete</text:p>
          </table:table-cell>
          <table:table-cell table:style-name="ce6" office:value-type="float" office:value="0.000772871735572" calcext:value-type="float">
            <text:p>0.0007728717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00847147574508" calcext:value-type="float">
            <text:p>0.0084714757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657931097189" calcext:value-type="float">
            <text:p>0.006579311</text:p>
          </table:table-cell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omplete</text:p>
          </table:table-cell>
          <table:table-cell table:style-name="ce6" office:value-type="float" office:value="0.00595788079093" calcext:value-type="float">
            <text:p>0.00595788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non l6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00106118368346" calcext:value-type="float">
            <text:p>0.0001061184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0127078956726" calcext:value-type="float">
            <text:p>0.000127079</text:p>
          </table:table-cell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Complete</text:p>
          </table:table-cell>
          <table:table-cell table:style-name="ce7" office:value-type="float" office:value="0.0000854196066143" calcext:value-type="float">
            <text:p>8.54E-05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table:style-name="ce8" office:value-type="float" office:value="0.000240212769998" calcext:value-type="float">
            <text:p>0.0002402128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0336158172737" calcext:value-type="float">
            <text:p>0.0003361582</text:p>
          </table:table-cell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lete</text:p>
          </table:table-cell>
          <table:table-cell table:style-name="ce6" office:value-type="float" office:value="0.000206993939356" calcext:value-type="float">
            <text:p>0.00020699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non l7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0000874236564479" calcext:value-type="float">
            <text:p>8.74E-05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0117517674065" calcext:value-type="float">
            <text:p>0.0001175177</text:p>
          </table:table-cell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Complete</text:p>
          </table:table-cell>
          <table:table-cell table:style-name="ce7" office:value-type="float" office:value="0.0000614756129985" calcext:value-type="float">
            <text:p>6.15E-05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0000964933047682" calcext:value-type="float">
            <text:p>9.65E-05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0128858572252" calcext:value-type="float">
            <text:p>0.0001288586</text:p>
          </table:table-cell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lete</text:p>
          </table:table-cell>
          <table:table-cell table:style-name="ce7" office:value-type="float" office:value="0.000066728650285" calcext:value-type="float">
            <text:p>6.6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3 t5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780405808613" calcext:value-type="float">
            <text:p>0.0780405809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276290974031" calcext:value-type="float">
            <text:p>0.0276290974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239048232043" calcext:value-type="float">
            <text:p>0.239048232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429246414608" calcext:value-type="float">
            <text:p>0.42924641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3 t50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130984850334" calcext:value-type="float">
            <text:p>0.1309848503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22554586306" calcext:value-type="float">
            <text:p>0.1225545863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59061072961" calcext:value-type="float">
            <text:p>0.159061073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44849852765" calcext:value-type="float">
            <text:p>0.1448498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3 t500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146919655677" calcext:value-type="float">
            <text:p>0.1469196557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31208593565" calcext:value-type="float">
            <text:p>0.1312085936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52389911487" calcext:value-type="float">
            <text:p>0.1523899115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33036470476" calcext:value-type="float">
            <text:p>0.13303647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4 t5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0613184631055" calcext:value-type="float">
            <text:p>0.0061318463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0398082667129" calcext:value-type="float">
            <text:p>0.0003980827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79633385317" calcext:value-type="float">
            <text:p>0.1796333853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212847444321" calcext:value-type="float">
            <text:p>0.21284744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4 t50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842056217761" calcext:value-type="float">
            <text:p>0.0842056218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757260304054" calcext:value-type="float">
            <text:p>0.0757260304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28050382343" calcext:value-type="float">
            <text:p>0.1280503823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40159847859" calcext:value-type="float">
            <text:p>0.14015984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4 t500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105740022618" calcext:value-type="float">
            <text:p>0.1057400226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990780249407" calcext:value-type="float">
            <text:p>0.0990780249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12075134796" calcext:value-type="float">
            <text:p>0.1120751348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035319887" calcext:value-type="float">
            <text:p>0.10353198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5 t5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0162899212692" calcext:value-type="float">
            <text:p>0.0016289921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00136059965981" calcext:value-type="float">
            <text:p>0.00013606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79312716714" calcext:value-type="float">
            <text:p>0.1793127167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201419257342" calcext:value-type="float">
            <text:p>0.20141925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5 t50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523538803939" calcext:value-type="float">
            <text:p>0.0523538804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401250866636" calcext:value-type="float">
            <text:p>0.0401250867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12695751557" calcext:value-type="float">
            <text:p>0.1269575156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160197142909" calcext:value-type="float">
            <text:p>0.16019714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l5 t500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fault</text:p>
          </table:table-cell>
          <table:table-cell office:value-type="float" office:value="0.086054204359" calcext:value-type="float">
            <text:p>0.0860542044</text:p>
          </table:table-cell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80169103423" calcext:value-type="float">
            <text:p>0.0801691034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fault</text:p>
          </table:table-cell>
          <table:table-cell office:value-type="float" office:value="0.0926524222285" calcext:value-type="float">
            <text:p>0.0926524222</text:p>
          </table:table-cell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float" office:value="0.0864726977534" calcext:value-type="float">
            <text:p>0.0864726978</text:p>
          </table:table-cell>
        </table:table-row>
        <table:table-row table:style-name="ro1" table:number-rows-repeated="10485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2:18:58.341185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1:32:53.055553707</meta:creation-date>
    <dc:date>2017-09-05T12:24:30.952579808</dc:date>
    <meta:editing-duration>PT7M24S</meta:editing-duration>
    <meta:editing-cycles>2</meta:editing-cycles>
    <meta:generator>LibreOffice/5.1.6.2$Linux_X86_64 LibreOffice_project/10m0$Build-2</meta:generator>
    <meta:document-statistic meta:table-count="1" meta:cell-count="178" meta:object-count="0"/>
  </office:meta>
</office:document-meta>
</file>